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ackground-color="#ccff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Distancia entre ruedas</text:p>
          </table:table-cell>
          <table:table-cell table:style-name="ce6" table:formula="of:=0.093-0.008" office:value-type="float" office:value="0.085" calcext:value-type="float">
            <text:p>0,085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/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radio exterior</text:p>
          </table:table-cell>
          <table:table-cell table:style-name="ce1" office:value-type="string" calcext:value-type="string">
            <text:p>radio interior</text:p>
          </table:table-cell>
          <table:table-cell/>
          <table:table-cell office:value-type="string" calcext:value-type="string">
            <text:p>velocidad</text:p>
          </table:table-cell>
          <table:table-cell table:style-name="ce2" office:value-type="float" office:value="0.5" calcext:value-type="float">
            <text:p>0,5</text:p>
          </table:table-cell>
          <table:table-cell table:style-name="ce3" office:value-type="string" calcext:value-type="string">
            <text:p>m/s</text:p>
          </table:table-cell>
          <table:table-cell table:number-columns-repeated="4"/>
          <table:table-cell office:value-type="string" calcext:value-type="string">
            <text:p>Radio ruedas</text:p>
          </table:table-cell>
          <table:table-cell table:style-name="ce6" office:value-type="float" office:value="0.022" calcext:value-type="float">
            <text:p>0,022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/>
          <table:table-cell table:style-name="ce2" office:value-type="float" office:value="0.09" calcext:value-type="float">
            <text:p>0,09</text:p>
          </table:table-cell>
          <table:table-cell table:style-name="ce1" table:formula="of:=[.B4]+[.N2]/2" office:value-type="float" office:value="0.1325" calcext:value-type="float">
            <text:p>0,1325</text:p>
          </table:table-cell>
          <table:table-cell table:style-name="ce1" table:formula="of:=[.B4]-[.N2]/2" office:value-type="float" office:value="0.0475" calcext:value-type="float">
            <text:p>0,0475</text:p>
          </table:table-cell>
          <table:table-cell table:style-name="ce3" office:value-type="string" calcext:value-type="string">
            <text:p>cm</text:p>
          </table:table-cell>
          <table:table-cell table:number-columns-repeated="7"/>
          <table:table-cell office:value-type="string" calcext:value-type="string">
            <text:p>Pasos por vuelta</text:p>
          </table:table-cell>
          <table:table-cell table:style-name="ce6" office:value-type="float" office:value="357.7" calcext:value-type="float">
            <text:p>357,7</text:p>
          </table:table-cell>
          <table:table-cell table:style-name="ce3" office:value-type="string" calcext:value-type="string">
            <text:p>pasos/vuelta</text:p>
          </table:table-cell>
        </table:table-row>
        <table:table-row table:style-name="ro1">
          <table:table-cell office:value-type="string" calcext:value-type="string">
            <text:p>longitud circulo</text:p>
          </table:table-cell>
          <table:table-cell table:formula="of:=2*PI()*[.B4]" office:value-type="float" office:value="0.565486677646163" calcext:value-type="float">
            <text:p>0,5654866776</text:p>
          </table:table-cell>
          <table:table-cell table:formula="of:=2*PI()*[.C4]" office:value-type="float" office:value="0.832522053201295" calcext:value-type="float">
            <text:p>0,8325220532</text:p>
          </table:table-cell>
          <table:table-cell table:formula="of:=2*PI()*[.D4]" office:value-type="float" office:value="0.29845130209103" calcext:value-type="float">
            <text:p>0,2984513021</text:p>
          </table:table-cell>
          <table:table-cell table:style-name="ce3" office:value-type="string" calcext:value-type="string">
            <text:p>cm</text:p>
          </table:table-cell>
          <table:table-cell office:value-type="string" calcext:value-type="string">
            <text:p>saltos encoder</text:p>
          </table:table-cell>
          <table:table-cell table:formula="of:=[.G3]/[.$N$5]" office:value-type="float" office:value="1293.85734418116" calcext:value-type="float">
            <text:p>1293,8573441812</text:p>
          </table:table-cell>
          <table:table-cell office:value-type="string" calcext:value-type="string">
            <text:p>satos/seg</text:p>
          </table:table-cell>
          <table:table-cell table:number-columns-repeated="4"/>
          <table:table-cell office:value-type="string" calcext:value-type="string">
            <text:p>Longitud paso encoder</text:p>
          </table:table-cell>
          <table:table-cell table:formula="of:=2*PI()*[.N3]/[.N4]" office:value-type="float" office:value="0.000386441366390693" calcext:value-type="float">
            <text:p>0,0003864414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ueltas rueda</text:p>
          </table:table-cell>
          <table:table-cell table:formula="of:=[.B5]/[.$N$7]" office:value-type="float" office:value="4.09090909090909" calcext:value-type="float">
            <text:p>4,0909090909</text:p>
          </table:table-cell>
          <table:table-cell table:formula="of:=[.C5]/[.$N$7]" office:value-type="float" office:value="6.02272727272727" calcext:value-type="float">
            <text:p>6,0227272727</text:p>
          </table:table-cell>
          <table:table-cell table:formula="of:=[.D5]/[.$N$7]" office:value-type="float" office:value="2.15909090909091" calcext:value-type="float">
            <text:p>2,1590909091</text:p>
          </table:table-cell>
          <table:table-cell table:style-name="ce3" office:value-type="string" calcext:value-type="string">
            <text:p>cm</text:p>
          </table:table-cell>
          <table:table-cell table:number-columns-repeated="7"/>
          <table:table-cell office:value-type="string" calcext:value-type="string">
            <text:p>Distancia entre ruedas/2</text:p>
          </table:table-cell>
          <table:table-cell table:formula="of:=[.N2]/2" office:value-type="float" office:value="0.0425" calcext:value-type="float">
            <text:p>0,0425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altos encoder</text:p>
          </table:table-cell>
          <table:table-cell table:formula="of:=[.B6]*[.$N$4]" office:value-type="float" office:value="1463.31818181818" calcext:value-type="float">
            <text:p>1463,3181818182</text:p>
          </table:table-cell>
          <table:table-cell table:formula="of:=[.C6]*[.$N$4]" office:value-type="float" office:value="2154.32954545455" calcext:value-type="float">
            <text:p>2154,3295454546</text:p>
          </table:table-cell>
          <table:table-cell table:formula="of:=[.D6]*[.$N$4]" office:value-type="float" office:value="772.306818181818" calcext:value-type="float">
            <text:p>772,3068181818</text:p>
          </table:table-cell>
          <table:table-cell table:style-name="ce3" office:value-type="string" calcext:value-type="string">
            <text:p>cm</text:p>
          </table:table-cell>
          <table:table-cell table:number-columns-repeated="7"/>
          <table:table-cell office:value-type="string" calcext:value-type="string">
            <text:p>Circulo rueda</text:p>
          </table:table-cell>
          <table:table-cell table:formula="of:=2*PI()*[.N3]" office:value-type="float" office:value="0.138230076757951" calcext:value-type="float">
            <text:p>0,1382300768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<text:s/>/ 2</text:p>
          </table:table-cell>
          <table:table-cell table:formula="of:=[.B7]/2" office:value-type="float" office:value="731.659090909091" calcext:value-type="float">
            <text:p>731,6590909091</text:p>
          </table:table-cell>
          <table:table-cell table:formula="of:=[.C7]/2" office:value-type="float" office:value="1077.16477272727" calcext:value-type="float">
            <text:p>1077,1647727273</text:p>
          </table:table-cell>
          <table:table-cell table:formula="of:=[.D7]/2" office:value-type="float" office:value="386.153409090909" calcext:value-type="float">
            <text:p>386,1534090909</text:p>
          </table:table-cell>
          <table:table-cell table:number-columns-repeated="10"/>
          <table:table-cell table:style-name="ce3"/>
        </table:table-row>
        <table:table-row table:style-name="ro1">
          <table:table-cell table:number-columns-repeated="14"/>
          <table:table-cell table:style-name="ce3"/>
        </table:table-row>
        <table:table-row table:style-name="ro1">
          <table:table-cell table:style-name="ce1" office:value-type="string" calcext:value-type="string">
            <text:p>V-lineal</text:p>
          </table:table-cell>
          <table:table-cell table:style-name="ce1" office:value-type="string" calcext:value-type="string">
            <text:p>V-angular</text:p>
          </table:table-cell>
          <table:table-cell table:style-name="ce1" office:value-type="string" calcext:value-type="string">
            <text:p>radio</text:p>
          </table:table-cell>
          <table:table-cell office:value-type="string" calcext:value-type="string">
            <text:p>V-exterior</text:p>
          </table:table-cell>
          <table:table-cell office:value-type="string" calcext:value-type="string">
            <text:p>V-interior</text:p>
          </table:table-cell>
          <table:table-cell office:value-type="string" calcext:value-type="string">
            <text:p>rel</text:p>
          </table:table-cell>
          <table:table-cell table:number-columns-repeated="8"/>
          <table:table-cell table:style-name="ce3"/>
        </table:table-row>
        <table:table-row table:style-name="ro1">
          <table:table-cell table:style-name="ce2" office:value-type="float" office:value="0.5" calcext:value-type="float">
            <text:p>0,5</text:p>
          </table:table-cell>
          <table:table-cell table:style-name="ce1" table:formula="of:=[.A11]/[.C11]" office:value-type="float" office:value="5.55555555555556" calcext:value-type="float">
            <text:p>5,5555555556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1]*([.C11]+[.$N$6])" office:value-type="float" office:value="0.736111111111112" calcext:value-type="float">
            <text:p>0,7361111111</text:p>
          </table:table-cell>
          <table:table-cell table:style-name="ce4" table:formula="of:=[.B11]*([.C11]-[.$N$6])" office:value-type="float" office:value="0.263888888888889" calcext:value-type="float">
            <text:p>0,2638888889</text:p>
          </table:table-cell>
          <table:table-cell table:formula="of:=[.D11]/[.E11]" office:value-type="float" office:value="2.78947368421053" calcext:value-type="float">
            <text:p>2,7894736842</text:p>
          </table:table-cell>
          <table:table-cell/>
          <table:table-cell table:formula="of:=[.A11]*([.N3]+[.B4])/[.B4]" office:value-type="float" office:value="0.622222222222222" calcext:value-type="float">
            <text:p>0,6222222222</text:p>
          </table:table-cell>
          <table:table-cell table:number-columns-repeated="2"/>
          <table:table-cell office:value-type="string" calcext:value-type="string">
            <text:p>Pasos encoder</text:p>
          </table:table-cell>
          <table:table-cell office:value-type="string" calcext:value-type="string">
            <text:p>Distancia</text:p>
          </table:table-cell>
          <table:table-cell table:number-columns-repeated="3"/>
        </table:table-row>
        <table:table-row table:style-name="ro1">
          <table:table-cell table:style-name="ce1" table:formula="of:=[.B12]*[.C12]" office:value-type="float" office:value="0.4995" calcext:value-type="float">
            <text:p>0,4995</text:p>
          </table:table-cell>
          <table:table-cell table:style-name="ce2" office:value-type="float" office:value="5.55" calcext:value-type="float">
            <text:p>5,55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2]*([.C12]+[.$N$6])" office:value-type="float" office:value="0.735375" calcext:value-type="float">
            <text:p>0,735375</text:p>
          </table:table-cell>
          <table:table-cell table:style-name="ce4" table:formula="of:=[.B12]*([.C12]-[.$N$6])" office:value-type="float" office:value="0.263625" calcext:value-type="float">
            <text:p>0,263625</text:p>
          </table:table-cell>
          <table:table-cell table:formula="of:=[.D12]/[.E12]" office:value-type="float" office:value="2.78947368421053" calcext:value-type="float">
            <text:p>2,7894736842</text:p>
          </table:table-cell>
          <table:table-cell table:number-columns-repeated="4"/>
          <table:table-cell table:formula="of:=[.L12]/[.$N$5]" office:value-type="float" office:value="2587.71468836232" calcext:value-type="float">
            <text:p>2587,71468836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5.55" calcext:value-type="float">
            <text:p>5,55</text:p>
          </table:table-cell>
          <table:table-cell table:style-name="ce1" table:formula="of:=[.A13]/[.B13]" office:value-type="float" office:value="0.0900900900900901" calcext:value-type="float">
            <text:p>0,0900900901</text:p>
          </table:table-cell>
          <table:table-cell table:formula="of:=[.B13]*([.C13]+[.$N$6])" office:value-type="float" office:value="0.735875" calcext:value-type="float">
            <text:p>0,735875</text:p>
          </table:table-cell>
          <table:table-cell table:style-name="ce4" table:formula="of:=[.B13]*([.C13]-[.$N$6])" office:value-type="float" office:value="0.264125" calcext:value-type="float">
            <text:p>0,264125</text:p>
          </table:table-cell>
          <table:table-cell table:formula="of:=[.D13]/[.E13]" office:value-type="float" office:value="2.78608613345954" calcext:value-type="float">
            <text:p>2,7860861335</text:p>
          </table:table-cell>
          <table:table-cell table:number-columns-repeated="4"/>
          <table:table-cell table:formula="of:=[.L13]/[.$N$5]" office:value-type="float" office:value="582.235804881521" calcext:value-type="float">
            <text:p>582,2358048815</text:p>
          </table:table-cell>
          <table:table-cell office:value-type="float" office:value="0.225" calcext:value-type="float">
            <text:p>0,225</text:p>
          </table:table-cell>
          <table:table-cell table:number-columns-repeated="3"/>
        </table:table-row>
        <table:table-row table:style-name="ro1">
          <table:table-cell table:style-name="ce1" table:formula="of:=[.B14]*[.C14]" office:value-type="float" office:value="0.4995" calcext:value-type="float">
            <text:p>0,4995</text:p>
          </table:table-cell>
          <table:table-cell table:style-name="ce2" office:value-type="float" office:value="5.55" calcext:value-type="float">
            <text:p>5,55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4]*([.C14]+[.$N$6])" office:value-type="float" office:value="0.735375" calcext:value-type="float">
            <text:p>0,735375</text:p>
          </table:table-cell>
          <table:table-cell table:style-name="ce4" table:formula="of:=[.B14]*([.C14]-[.$N$6])" office:value-type="float" office:value="0.263625" calcext:value-type="float">
            <text:p>0,263625</text:p>
          </table:table-cell>
          <table:table-cell table:formula="of:=[.D14]/[.E14]" office:value-type="float" office:value="2.78947368421053" calcext:value-type="float">
            <text:p>2,7894736842</text:p>
          </table:table-cell>
          <table:table-cell table:number-columns-repeated="4"/>
          <table:table-cell table:formula="of:=[.L14]/[.$N$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0.34" calcext:value-type="float">
            <text:p>0,34</text:p>
          </table:table-cell>
          <table:table-cell table:style-name="ce1" table:formula="of:=[.A15]/[.C15]" office:value-type="float" office:value="3.77777777777778" calcext:value-type="float">
            <text:p>3,7777777778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5]*([.C15]+[.$N$6])" office:value-type="float" office:value="0.500555555555556" calcext:value-type="float">
            <text:p>0,5005555556</text:p>
          </table:table-cell>
          <table:table-cell table:style-name="ce4" table:formula="of:=[.B15]*([.C15]-[.$N$6])" office:value-type="float" office:value="0.179444444444444" calcext:value-type="float">
            <text:p>0,1794444444</text:p>
          </table:table-cell>
          <table:table-cell table:formula="of:=[.D15]/[.E15]" office:value-type="float" office:value="2.78947368421053" calcext:value-type="float">
            <text:p>2,7894736842</text:p>
          </table:table-cell>
          <table:table-cell table:number-columns-repeated="4"/>
          <table:table-cell table:formula="of:=[.L15]/[.$N$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0.2" calcext:value-type="float">
            <text:p>0,2</text:p>
          </table:table-cell>
          <table:table-cell table:style-name="ce1" table:formula="of:=[.A16]/[.C16]" office:value-type="float" office:value="2.22222222222222" calcext:value-type="float">
            <text:p>2,2222222222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6]*([.C16]+[.$N$6])" office:value-type="float" office:value="0.294444444444444" calcext:value-type="float">
            <text:p>0,2944444444</text:p>
          </table:table-cell>
          <table:table-cell table:style-name="ce4" table:formula="of:=[.B16]*([.C16]-[.$N$6])" office:value-type="float" office:value="0.105555555555556" calcext:value-type="float">
            <text:p>0,1055555556</text:p>
          </table:table-cell>
          <table:table-cell table:formula="of:=[.D16]/[.E16]" office:value-type="float" office:value="2.78947368421051" calcext:value-type="float">
            <text:p>2,7894736842</text:p>
          </table:table-cell>
          <table:table-cell table:number-columns-repeated="4"/>
          <table:table-cell table:formula="of:=[.L16]/[.$N$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table:number-columns-repeated="3"/>
          <table:table-cell table:number-columns-repeated="7"/>
          <table:table-cell table:formula="of:=[.L17]/[.$N$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table:number-columns-repeated="3"/>
          <table:table-cell table:number-columns-repeated="7"/>
          <table:table-cell table:formula="of:=[.L18]/[.$N$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table:number-columns-repeated="3"/>
          <table:table-cell table:number-columns-repeated="12"/>
        </table:table-row>
        <table:table-row table:style-name="ro1">
          <table:table-cell table:style-name="ce1" table:number-columns-repeated="6"/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5"/>
          <table:table-cell table:style-name="ce1"/>
          <table:table-cell table:number-columns-repeated="9"/>
        </table:table-row>
        <table:table-row table:style-name="ro1" table:number-rows-repeated="12">
          <table:table-cell table:number-columns-repeated="2"/>
          <table:table-cell table:style-name="ce1" table:number-columns-repeated="4"/>
          <table:table-cell table:number-columns-repeated="9"/>
        </table:table-row>
        <table:table-row table:style-name="ro1" table:number-rows-repeated="104854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0/00/0000</text:date>, <text:time style:data-style-name="N2" text:time-value="20:09:43.0835211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2:07:26.646685069</meta:creation-date>
    <dc:date>2019-02-05T21:32:54.765739896</dc:date>
    <meta:editing-duration>PT1H13M8S</meta:editing-duration>
    <meta:editing-cycles>2</meta:editing-cycles>
    <meta:generator>LibreOffice/5.1.6.2$Linux_X86_64 LibreOffice_project/10m0$Build-2</meta:generator>
    <meta:document-statistic meta:table-count="1" meta:cell-count="109" meta:object-count="0"/>
  </office:meta>
</office:document-meta>
</file>